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1700004C8600006554B59E5408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858cm" svg:height="20.999cm" svg:x="6.253cm" svg:y="0.154cm">
          <draw:image xlink:href="Pictures/2000001700004C8600006554B59E5408.wm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amie Strandboge</meta:initial-creator>
    <meta:creation-date>2008-11-19T12:46:37</meta:creation-date>
    <dc:creator>Jamie Strandboge</dc:creator>
    <dc:date>2008-11-19T12:53:29</dc:date>
    <meta:editing-cycles>2</meta:editing-cycles>
    <meta:editing-duration>PT2M1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